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2pt" style:text-underline-style="solid" style:text-underline-width="auto" style:text-underline-color="font-color" officeooo:rsid="001174cf" officeooo:paragraph-rsid="001174cf" style:font-size-asian="19.25pt" style:font-size-complex="22pt"/>
    </style:style>
    <style:style style:name="P2" style:family="paragraph" style:parent-style-name="Standard">
      <style:text-properties fo:color="#0066b3" style:font-name="Liberation Serif" fo:font-size="22pt" style:text-underline-style="solid" style:text-underline-width="auto" style:text-underline-color="font-color" officeooo:rsid="0012ee0c" officeooo:paragraph-rsid="0012ee0c" style:font-size-asian="19.25pt" style:font-size-complex="22pt"/>
    </style:style>
    <style:style style:name="P3" style:family="paragraph" style:parent-style-name="Standard">
      <style:text-properties fo:color="#000000" style:font-name="Liberation Serif" fo:font-size="22pt" style:text-underline-style="solid" style:text-underline-width="auto" style:text-underline-color="font-color" officeooo:rsid="0012ee0c" officeooo:paragraph-rsid="0012ee0c" style:font-size-asian="19.25pt" style:font-size-complex="22pt"/>
    </style:style>
    <style:style style:name="P4" style:family="paragraph" style:parent-style-name="Standard">
      <style:text-properties fo:color="#000000" style:font-name="Liberation Serif" fo:font-size="18pt" style:text-underline-style="none" officeooo:rsid="0012ee0c" officeooo:paragraph-rsid="0012ee0c" style:font-size-asian="18pt" style:font-size-complex="18pt"/>
    </style:style>
    <style:style style:name="P5" style:family="paragraph" style:parent-style-name="Standard">
      <style:text-properties fo:color="#000000" style:font-name="Liberation Serif" fo:font-size="18pt" style:text-underline-style="none" officeooo:rsid="0012ee0c" officeooo:paragraph-rsid="00163c35" style:font-size-asian="18pt" style:font-size-complex="18pt"/>
    </style:style>
    <style:style style:name="P6" style:family="paragraph" style:parent-style-name="Standard">
      <style:text-properties fo:color="#000000" style:font-name="Liberation Serif" fo:font-size="18pt" style:text-underline-style="none" officeooo:rsid="0012ee0c" officeooo:paragraph-rsid="0016e22e" style:font-size-asian="18pt" style:font-size-complex="18pt"/>
    </style:style>
    <style:style style:name="P7" style:family="paragraph" style:parent-style-name="Standard">
      <style:text-properties fo:color="#000000" style:font-name="Liberation Serif" fo:font-size="18pt" style:text-underline-style="none" officeooo:rsid="0012ee0c" officeooo:paragraph-rsid="001804ea" style:font-size-asian="18pt" style:font-size-complex="18pt"/>
    </style:style>
    <style:style style:name="P8" style:family="paragraph" style:parent-style-name="Standard">
      <style:text-properties fo:color="#000000" style:font-name="Liberation Serif" fo:font-size="18pt" style:text-underline-style="none" officeooo:rsid="0012ee0c" officeooo:paragraph-rsid="00199589" style:font-size-asian="18pt" style:font-size-complex="18pt"/>
    </style:style>
    <style:style style:name="P9" style:family="paragraph" style:parent-style-name="Standard">
      <style:text-properties fo:color="#0369a3" style:font-name="Liberation Serif" fo:font-size="16pt" style:text-underline-style="none" officeooo:rsid="0012ee0c" officeooo:paragraph-rsid="0012ee0c" style:font-size-asian="14pt" style:font-size-complex="16pt"/>
    </style:style>
    <style:style style:name="P10" style:family="paragraph" style:parent-style-name="Standard">
      <style:text-properties fo:color="#0369a3" style:font-name="Liberation Serif" fo:font-size="18pt" style:text-underline-style="none" officeooo:rsid="0012ee0c" officeooo:paragraph-rsid="0012ee0c" style:font-size-asian="18pt" style:font-size-complex="18pt"/>
    </style:style>
    <style:style style:name="P11" style:family="paragraph" style:parent-style-name="Standard">
      <style:text-properties fo:color="#0369a3" style:font-name="Liberation Serif" fo:font-size="18pt" style:text-underline-style="none" officeooo:rsid="001804ea" officeooo:paragraph-rsid="00199589" style:font-size-asian="18pt" style:font-size-complex="18pt"/>
    </style:style>
    <style:style style:name="P12" style:family="paragraph" style:parent-style-name="Standard">
      <style:text-properties fo:color="#1c99e0" style:font-name="Liberation Serif" fo:font-size="18pt" style:text-underline-style="none" officeooo:rsid="0012ee0c" officeooo:paragraph-rsid="0012ee0c" style:font-size-asian="18pt" style:font-size-complex="18pt"/>
    </style:style>
    <style:style style:name="P13" style:family="paragraph" style:parent-style-name="Standard">
      <style:paragraph-properties fo:break-before="page"/>
      <style:text-properties fo:color="#0066b3" style:font-name="Liberation Serif" fo:font-size="22pt" style:text-underline-style="solid" style:text-underline-width="auto" style:text-underline-color="font-color" officeooo:rsid="0012ee0c" officeooo:paragraph-rsid="0012ee0c" style:font-size-asian="19.25pt" style:font-size-complex="22pt"/>
    </style:style>
    <style:style style:name="P14" style:family="paragraph" style:parent-style-name="Standard">
      <style:paragraph-properties fo:break-before="page"/>
      <style:text-properties fo:color="#0369a3" style:font-name="Liberation Serif" fo:font-size="18pt" style:text-underline-style="none" officeooo:rsid="001804ea" officeooo:paragraph-rsid="001804ea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 style:font-size-asian="17.5pt" style:font-size-complex="20pt"/>
    </style:style>
    <style:style style:name="T3" style:family="text">
      <style:text-properties fo:font-size="18pt" style:text-underline-style="none" style:font-size-asian="15.75pt" style:font-size-complex="18pt"/>
    </style:style>
    <style:style style:name="T4" style:family="text">
      <style:text-properties fo:font-size="18pt" style:text-underline-style="none" officeooo:rsid="0012ee0c" style:font-size-asian="15.75pt" style:font-size-complex="18pt"/>
    </style:style>
    <style:style style:name="T5" style:family="text">
      <style:text-properties fo:font-size="18pt" style:text-underline-style="none" style:font-size-asian="18pt" style:font-size-complex="18pt"/>
    </style:style>
    <style:style style:name="T6" style:family="text">
      <style:text-properties fo:font-size="18pt" officeooo:rsid="00135461" style:font-size-asian="18pt" style:font-size-complex="18pt"/>
    </style:style>
    <style:style style:name="T7" style:family="text">
      <style:text-properties fo:color="#000000" officeooo:rsid="0012ee0c"/>
    </style:style>
    <style:style style:name="T8" style:family="text">
      <style:text-properties officeooo:rsid="00135461"/>
    </style:style>
    <style:style style:name="T9" style:family="text">
      <style:text-properties fo:color="#0369a3"/>
    </style:style>
    <style:style style:name="T10" style:family="text">
      <style:text-properties fo:color="#0369a3" officeooo:rsid="001444c0"/>
    </style:style>
    <style:style style:name="T11" style:family="text">
      <style:text-properties fo:color="#0369a3" officeooo:rsid="00163c35"/>
    </style:style>
    <style:style style:name="T12" style:family="text">
      <style:text-properties fo:color="#0369a3" officeooo:rsid="0016e22e"/>
    </style:style>
    <style:style style:name="T13" style:family="text">
      <style:text-properties fo:color="#1c99e0"/>
    </style:style>
    <style:style style:name="T14" style:family="text">
      <style:text-properties officeooo:rsid="00163c35"/>
    </style:style>
    <style:style style:name="T15" style:family="text">
      <style:text-properties officeooo:rsid="0016e22e"/>
    </style:style>
    <style:style style:name="T16" style:family="text">
      <style:text-properties officeooo:rsid="001804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o-8:Sending files to recycle bin</text:p>
      <text:p text:style-name="P1"/>
      <text:p text:style-name="P1">Aim-<text:span text:style-name="T1"> </text:span><text:span text:style-name="T2">How to move deleted files/folders to recycle bin</text:span></text:p>
      <text:p text:style-name="P1"><text:span text:style-name="T2"/></text:p>
      <text:p text:style-name="P1"><text:span text:style-name="T2"/></text:p>
      <text:p text:style-name="P1">Algorithm:</text:p>
      <text:p text:style-name="P1"><text:span text:style-name="T1"><text:s text:c="17"/></text:span><text:span text:style-name="T5"><text:s/>1</text:span><text:span text:style-name="T1">.</text:span><text:span text:style-name="T3">Set the location of the recycle bin directory and the locations of the remove and copy tool.</text:span></text:p>
      <text:p text:style-name="P1"><text:span text:style-name="T3"><text:s text:c="22"/></text:span></text:p>
      <text:p text:style-name="P1"><text:span text:style-name="T3"><text:s text:c="22"/>2.If there are no arguments given ,throw an error asking to provide the file paths as arguments.</text:span></text:p>
      <text:p text:style-name="P1"><text:span text:style-name="T3"><text:s text:c="22"/></text:span></text:p>
      <text:p text:style-name="P1"><text:span text:style-name="T3"><text:s text:c="22"/>3.Get all the arguments using the getopts function over the while loop.</text:span></text:p>
      <text:p text:style-name="P1"><text:span text:style-name="T3"><text:s text:c="23"/></text:span></text:p>
      <text:p text:style-name="P1"><text:span text:style-name="T3"><text:s text:c="23"/>4.Map the arguments with their repective actions using the switch case statement .if ‘f’ is passed </text:span><text:span text:style-name="T4">in the argument,delete the files/folders permanently by direct remove command.all the other arguments can be passed on to the remove command.</text:span><text:span text:style-name="T3"> </text:span></text:p>
      <text:p text:style-name="P1"><text:span text:style-name="T3"><text:s text:c="2"/></text:span></text:p>
      <text:p text:style-name="P1"><text:span text:style-name="T3"><text:s text:c="23"/></text:span><text:span text:style-name="T4">5.create a recycle bin directory if doesn’t exist.</text:span></text:p>
      <text:p text:style-name="P1"><text:span text:style-name="T4"><text:s text:c="24"/></text:span></text:p>
      <text:p text:style-name="P1"><text:span text:style-name="T4"><text:s text:c="23"/>6.copy the files/folders to the recycle bin and prefix the current date to those files.</text:span></text:p>
      <text:p text:style-name="P1"><text:span text:style-name="T4"/></text:p>
      <text:p text:style-name="P1"><text:span text:style-name="T4"><text:s text:c="23"/>7.provide all other arguments and file paths to remove the utility.</text:span></text:p>
      <text:p text:style-name="P13"><text:span text:style-name="T1"><text:s text:c="24"/></text:span><text:s/>SHELL <text:s/>SCRIPT</text:p>
      <text:p text:style-name="P3"/>
      <text:p text:style-name="P2"/>
      <text:p text:style-name="P4"><text:s/>#!/bin/bash</text:p>
      <text:p text:style-name="P4"/>
      <text:p text:style-name="P9">// <text:span text:style-name="T6">set the location of the recycle bin directory and the location of copy and remove tools</text:span></text:p>
      <text:p text:style-name="P4">recycle_bin="$HOME/.recycle_bin"</text:p>
      <text:p text:style-name="P4">rm="/bin/rm -r "</text:p>
      <text:p text:style-name="P4">copy="/bin/cp -r "</text:p>
      <text:p text:style-name="P4"/>
      <text:p text:style-name="P10">//<text:span text:style-name="T8">throw an error if there is no path provided</text:span></text:p>
      <text:p text:style-name="P4">if [ $# -eq 0 ] ; then</text:p>
      <text:p text:style-name="P4">echo "ERROR: Please enter the file path to delete." &gt;&amp;2; exit 1;</text:p>
      <text:p text:style-name="P4">fi</text:p>
      <text:p text:style-name="P4">flags=""</text:p>
      <text:p text:style-name="P4"/>
      <text:p text:style-name="P4"><text:s text:c="3"/><text:span text:style-name="T13">//</text:span> <text:span text:style-name="T10">parse all options looking for ‘-f’</text:span> <text:s text:c="22"/></text:p>
      <text:p text:style-name="P4">while getopts "dfiPRrvW" args; do</text:p>
      <text:p text:style-name="P4">case $args in</text:p>
      <text:p text:style-name="P4"/>
      <text:p text:style-name="P6"><text:span text:style-name="T9">//</text:span><text:span text:style-name="T11">if ‘-f’ is passed as argument delete the </text:span><text:span text:style-name="T12">file/folder permanently and other arguments are passed to rm command.</text:span></text:p>
      <text:p text:style-name="P5">f ) exec $rm "$<text:span text:style-name="T14">@”</text:span> </text:p>
      <text:p text:style-name="P4">;;</text:p>
      <text:p text:style-name="P4">* ) flags="$flags -$args"</text:p>
      <text:p text:style-name="P4">;;</text:p>
      <text:p text:style-name="P4">esac</text:p>
      <text:p text:style-name="P4">done</text:p>
      <text:p text:style-name="P4"/>
      <text:p text:style-name="P10">// <text:span text:style-name="T15">shift “$((optiond-1))” removes all options that has been parsed by getopts from the parameter list.</text:span></text:p>
      <text:p text:style-name="P4">shift $(( $OPTIND - 1 ))</text:p>
      <text:p text:style-name="P12"><text:soft-page-break/></text:p>
      <text:p text:style-name="P4"/>
      <text:p text:style-name="P4"/>
      <text:p text:style-name="P10">// <text:span text:style-name="T15">if <text:s/>recycle_bin does not exist then make directory recycle_bin </text:span></text:p>
      <text:p text:style-name="P4">if [ ! -d $recycle_bin ] ; then</text:p>
      <text:p text:style-name="P4">mkdir $recycle_bin</text:p>
      <text:p text:style-name="P4">fi</text:p>
      <text:p text:style-name="P4">for arg; do</text:p>
      <text:p text:style-name="P4"/>
      <text:p text:style-name="P10">//<text:span text:style-name="T16">copy the file and folders and add date and time stamp to everydeleted file </text:span></text:p>
      <text:p text:style-name="P7">newname="$recycle_bin/$(date "+%S.%M.%H.%d.%m").$</text:p>
      <text:p text:style-name="P7"/>
      <text:p text:style-name="P11">// provide all other arguments and file paths to remove the utility <text:s text:c="2"/></text:p>
      <text:p text:style-name="P11"><text:span text:style-name="T7"/></text:p>
      <text:p text:style-name="P11"><text:span text:style-name="T7">(basename "$arg")"</text:span></text:p>
      <text:p text:style-name="P8">if [ -f "$arg" ] ; then</text:p>
      <text:p text:style-name="P8">$copy "$arg" "$newname"</text:p>
      <text:p text:style-name="P8">elif [ -d "$arg" ] ; then</text:p>
      <text:p text:style-name="P8">$copy "$arg" "$newname"</text:p>
      <text:p text:style-name="P8">fi</text:p>
      <text:p text:style-name="P8">done</text:p>
      <text:p text:style-name="P8">exec $rm $flags "$@"</text:p>
      <text:p text:style-name="P8">exit 0 <text:s text:c="6"/></text:p>
      <text:p text:style-name="P14"/>
      <text:p text:style-name="P1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0:12:32.713519632</meta:creation-date>
    <dc:date>2019-10-10T23:11:11.194349495</dc:date>
    <meta:editing-duration>PT2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55" meta:word-count="340" meta:character-count="2279" meta:non-whitespace-character-count="1674"/>
  </office:meta>
</office:document-meta>
</file>